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6mm"/>
    </style:style>
    <style:style style:name="co2" style:family="table-column">
      <style:table-column-properties fo:break-before="auto" style:column-width="17.15mm"/>
    </style:style>
    <style:style style:name="co3" style:family="table-column">
      <style:table-column-properties fo:break-before="auto" style:column-width="17.43mm"/>
    </style:style>
    <style:style style:name="co4" style:family="table-column">
      <style:table-column-properties fo:break-before="auto" style:column-width="15.2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9a479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fo:color="#5e3383"/>
    </style:style>
    <style:style style:name="ce3" style:family="table-cell" style:parent-style-name="Default">
      <style:text-properties fo:color="#0087d0"/>
    </style:style>
    <style:style style:name="ce4" style:family="table-cell" style:parent-style-name="Default">
      <style:text-properties fo:color="#2e6a33"/>
    </style:style>
    <style:style style:name="ce5" style:family="table-cell" style:parent-style-name="Default"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3"/>
        <table:table-column table:style-name="co3" table:default-cell-style-name="ce4"/>
        <table:table-column table:style-name="co4" table:default-cell-style-name="Default"/>
        <table:table-row table:style-name="ro1"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table:style-name="Default" office:value-type="string" calcext:value-type="string">
            <text:p>K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style-name="Default" office:value-type="string" calcext:value-type="string">
            <text:p>G</text:p>
          </table:table-cell>
          <table:table-cell table:style-name="Default" office:value-type="string" calcext:value-type="string">
            <text:p>M</text:p>
          </table:table-cell>
          <table:table-cell table:style-name="ce5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table:style-name="Default" office:value-type="string" calcext:value-type="string">
            <text:p>K</text:p>
          </table:table-cell>
          <table:table-cell table:style-name="Default" office:value-type="string" calcext:value-type="string">
            <text:p>A</text:p>
          </table:table-cell>
          <table:table-cell table:style-name="ce5"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style-name="Default" office:value-type="string" calcext:value-type="string">
            <text:p>K</text:p>
          </table:table-cell>
          <table:table-cell table:style-name="Default"/>
          <table:table-cell table:style-name="ce5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K</text:p>
          </table:table-cell>
          <table:table-cell table:style-name="ce5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table:style-name="Default" office:value-type="string" calcext:value-type="string">
            <text:p>T</text:p>
          </table:table-cell>
          <table:table-cell table:style-name="Default" office:value-type="string" calcext:value-type="string">
            <text:p>E</text:p>
          </table:table-cell>
          <table:table-cell table:style-name="ce5" office:value-type="string" calcext:value-type="string">
            <text:p>K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style-name="Default"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table:style-name="Default"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style-name="Default"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style-name="Default"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table:style-name="Default"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table:style-name="ce5"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table:style-name="Default"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L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table:style-name="ce5"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A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2"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table:style-name="ce2"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table:style-name="ce2"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table:style-name="ce2"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ce2"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table:style-name="ce2"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table:style-name="ce2" office:value-type="string" calcext:value-type="string">
            <text:p>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table:style-name="ce5" office:value-type="string" calcext:value-type="string">
            <text:p>K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2"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2"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table:style-name="ce2"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9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9T10:09:51.394801989</meta:creation-date>
    <dc:date>2019-01-09T10:34:51.497123402</dc:date>
    <meta:editing-duration>PT4M39S</meta:editing-duration>
    <meta:editing-cycles>1</meta:editing-cycles>
    <meta:document-statistic meta:table-count="1" meta:cell-count="153" meta:object-count="0"/>
    <meta:generator>LibreOffice/6.0.7.3$Linux_X86_64 LibreOffice_project/00m0$Build-3</meta:generator>
  </office:meta>
</office:document-meta>
</file>